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style:language-asian="en" style:country-asian="GB"/>
    </style:style>
    <style:style style:name="T11" style:parent-style-name="DefaultParagraphFont" style:family="text">
      <style:text-properties style:language-asian="en" style:country-asian="GB"/>
    </style:style>
    <style:style style:name="T12" style:parent-style-name="DefaultParagraphFont" style:family="text">
      <style:text-properties style:language-asian="en" style:country-asian="GB"/>
    </style:style>
    <style:style style:name="T13" style:parent-style-name="DefaultParagraphFont" style:family="text">
      <style:text-properties style:language-asian="en" style:country-asian="GB"/>
    </style:style>
    <style:style style:name="T14" style:parent-style-name="DefaultParagraphFont" style:family="text">
      <style:text-properties style:language-asian="en" style:country-asian="GB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name="T17" style:parent-style-name="DefaultParagraphFont" style:family="text">
      <style:text-properties style:language-asian="en" style:country-asian="GB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T20" style:parent-style-name="DefaultParagraphFont" style:family="text">
      <style:text-properties style:language-asian="en" style:country-asian="GB"/>
    </style:style>
    <style:style style:name="T21" style:parent-style-name="DefaultParagraphFont" style:family="text">
      <style:text-properties style:language-asian="en" style:country-asian="GB"/>
    </style:style>
    <style:style style:name="T22" style:parent-style-name="DefaultParagraphFont" style:family="text">
      <style:text-properties style:language-asian="en" style:country-asian="GB"/>
    </style:style>
    <style:style style:name="T23" style:parent-style-name="DefaultParagraphFont" style:family="text">
      <style:text-properties style:language-asian="en" style:country-asian="GB"/>
    </style:style>
    <style:style style:name="T24" style:parent-style-name="DefaultParagraphFont" style:family="text">
      <style:text-properties style:language-asian="en" style:country-asian="GB"/>
    </style:style>
    <style:style style:name="T25" style:parent-style-name="DefaultParagraphFont" style:family="text">
      <style:text-properties style:language-asian="en" style:country-asian="GB"/>
    </style:style>
    <style:style style:name="T26" style:parent-style-name="DefaultParagraphFont" style:family="text">
      <style:text-properties style:language-asian="en" style:country-asian="GB"/>
    </style:style>
    <style:style style:name="T27" style:parent-style-name="DefaultParagraphFont" style:family="text">
      <style:text-properties style:language-asian="en" style:country-asian="GB"/>
    </style:style>
    <style:style style:name="T28" style:parent-style-name="DefaultParagraphFont" style:family="text">
      <style:text-properties style:language-asian="en" style:country-asian="GB"/>
    </style:style>
    <style:style style:name="T29" style:parent-style-name="DefaultParagraphFont" style:family="text">
      <style:text-properties style:language-asian="en" style:country-asian="GB"/>
    </style:style>
    <style:style style:name="T30" style:parent-style-name="DefaultParagraphFont" style:family="text">
      <style:text-properties style:language-asian="en" style:country-asian="GB"/>
    </style:style>
    <style:style style:name="T31" style:parent-style-name="DefaultParagraphFont" style:family="text">
      <style:text-properties style:language-asian="en" style:country-asian="GB"/>
    </style:style>
    <style:style style:name="T32" style:parent-style-name="DefaultParagraphFont" style:family="text">
      <style:text-properties style:language-asian="en" style:country-asian="GB"/>
    </style:style>
    <style:style style:name="T33" style:parent-style-name="DefaultParagraphFont" style:family="text">
      <style:text-properties style:language-asian="en" style:country-asian="GB"/>
    </style:style>
    <style:style style:name="T34" style:parent-style-name="DefaultParagraphFont" style:family="text">
      <style:text-properties style:language-asian="en" style:country-asian="GB"/>
    </style:style>
    <style:style style:name="T35" style:parent-style-name="DefaultParagraphFont" style:family="text">
      <style:text-properties style:language-asian="en" style:country-asian="GB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language-asian="en" style:country-asian="GB"/>
    </style:style>
    <style:style style:name="T38" style:parent-style-name="DefaultParagraphFont" style:family="text">
      <style:text-properties style:language-asian="en" style:country-asian="GB"/>
    </style:style>
    <style:style style:name="T39" style:parent-style-name="DefaultParagraphFont" style:family="text">
      <style:text-properties style:language-asian="en" style:country-asian="GB"/>
    </style:style>
    <style:style style:name="T40" style:parent-style-name="DefaultParagraphFont" style:family="text">
      <style:text-properties style:language-asian="en" style:country-asian="GB"/>
    </style:style>
    <style:style style:name="T41" style:parent-style-name="DefaultParagraphFont" style:family="text">
      <style:text-properties style:language-asian="en" style:country-asian="GB"/>
    </style:style>
    <style:style style:name="T42" style:parent-style-name="DefaultParagraphFont" style:family="text">
      <style:text-properties style:language-asian="en" style:country-asian="GB"/>
    </style:style>
    <style:style style:name="T43" style:parent-style-name="DefaultParagraphFont" style:family="text">
      <style:text-properties style:language-asian="en" style:country-asian="GB"/>
    </style:style>
    <style:style style:name="T44" style:parent-style-name="DefaultParagraphFont" style:family="text">
      <style:text-properties style:language-asian="en" style:country-asian="GB"/>
    </style:style>
    <style:style style:name="T45" style:parent-style-name="DefaultParagraphFont" style:family="text">
      <style:text-properties style:language-asian="en" style:country-asian="GB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style:language-asian="en" style:country-asian="GB"/>
    </style:style>
    <style:style style:name="T48" style:parent-style-name="DefaultParagraphFont" style:family="text">
      <style:text-properties style:language-asian="en" style:country-asian="GB"/>
    </style:style>
    <style:style style:name="T49" style:parent-style-name="DefaultParagraphFont" style:family="text">
      <style:text-properties style:language-asian="en" style:country-asian="GB"/>
    </style:style>
    <style:style style:name="T50" style:parent-style-name="DefaultParagraphFont" style:family="text">
      <style:text-properties style:language-asian="en" style:country-asian="GB"/>
    </style:style>
    <style:style style:name="T51" style:parent-style-name="DefaultParagraphFont" style:family="text">
      <style:text-properties style:language-asian="en" style:country-asian="GB"/>
    </style:style>
    <style:style style:name="T52" style:parent-style-name="DefaultParagraphFont" style:family="text">
      <style:text-properties style:language-asian="en" style:country-asian="GB"/>
    </style:style>
    <style:style style:name="T53" style:parent-style-name="DefaultParagraphFont" style:family="text">
      <style:text-properties style:language-asian="en" style:country-asian="GB"/>
    </style:style>
    <style:style style:name="T54" style:parent-style-name="DefaultParagraphFont" style:family="text">
      <style:text-properties style:language-asian="en" style:country-asian="GB"/>
    </style:style>
    <style:style style:name="T55" style:parent-style-name="DefaultParagraphFont" style:family="text">
      <style:text-properties style:language-asian="en" style:country-asian="GB"/>
    </style:style>
    <style:style style:name="T56" style:parent-style-name="DefaultParagraphFont" style:family="text">
      <style:text-properties style:language-asian="en" style:country-asian="GB"/>
    </style:style>
    <style:style style:name="T57" style:parent-style-name="DefaultParagraphFont" style:family="text">
      <style:text-properties style:language-asian="en" style:country-asian="GB"/>
    </style:style>
    <style:style style:name="T58" style:parent-style-name="DefaultParagraphFont" style:family="text">
      <style:text-properties style:language-asian="en" style:country-asian="GB"/>
    </style:style>
    <style:style style:name="T59" style:parent-style-name="DefaultParagraphFont" style:family="text">
      <style:text-properties style:language-asian="en" style:country-asian="GB"/>
    </style:style>
    <style:style style:name="T60" style:parent-style-name="DefaultParagraphFont" style:family="text">
      <style:text-properties style:language-asian="en" style:country-asian="GB"/>
    </style:style>
    <style:style style:name="T61" style:parent-style-name="DefaultParagraphFont" style:family="text">
      <style:text-properties style:language-asian="en" style:country-asian="GB"/>
    </style:style>
    <style:style style:name="T62" style:parent-style-name="DefaultParagraphFont" style:family="text">
      <style:text-properties style:language-asian="en" style:country-asian="GB"/>
    </style:style>
    <style:style style:name="T63" style:parent-style-name="DefaultParagraphFont" style:family="text">
      <style:text-properties style:language-asian="en" style:country-asian="GB"/>
    </style:style>
    <style:style style:name="T64" style:parent-style-name="DefaultParagraphFont" style:family="text">
      <style:text-properties style:language-asian="en" style:country-asian="GB"/>
    </style:style>
    <style:style style:name="T65" style:parent-style-name="DefaultParagraphFont" style:family="text">
      <style:text-properties style:language-asian="en" style:country-asian="GB"/>
    </style:style>
    <style:style style:family="graphic" style:name="a44">
      <style:graphic-properties fo:min-width="0.44931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5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3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5">
      <style:graphic-properties fo:min-width="0.39653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4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6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5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run-through" style:run-through="foreground" style:writing-mode="lr-tb" draw:fill="none" draw:stroke="solid" svg:stroke-width="0.01042in" svg:stroke-color="#000000" draw:marker-end="a26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9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1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2">
      <style:graphic-properties style:wrap="run-through" style:run-through="foreground" style:writing-mode="lr-tb" draw:fill="none" draw:stroke="solid" svg:stroke-width="0.01042in" svg:stroke-color="#000000" draw:marker-end="a5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1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2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2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3">
      <style:graphic-properties fo:min-width="0.43542in" fo:min-height="1.402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4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3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4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5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4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5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6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">
      <style:graphic-properties fo:min-width="0.39722in" fo:min-height="0.9145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6">
      <style:graphic-properties fo:min-width="0.4in" fo:min-height="1.4298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run-through" style:run-through="foreground" style:writing-mode="lr-tb" draw:fill="none" draw:stroke="solid" svg:stroke-width="0.01042in" svg:stroke-color="#000000" draw:marker-end="a1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58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7">
      <style:graphic-properties fo:min-width="0.5375in" fo:min-height="1.5798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>
      <style:graphic-properties fo:min-width="0.40347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8">
      <style:graphic-properties fo:min-width="0.43403in" fo:min-height="1.227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>
      <style:graphic-properties fo:min-width="0.43403in" fo:min-height="1.227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8">
      <style:graphic-properties fo:min-width="0.36944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9">
      <style:graphic-properties fo:min-width="0.43472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">
      <style:graphic-properties fo:min-width="0.36944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9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0">
      <style:graphic-properties fo:min-width="0.44236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1">
      <style:graphic-properties fo:min-width="0.36944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2">
      <style:graphic-properties fo:min-width="0.40347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3">
      <style:graphic-properties fo:min-width="0.63194in" fo:min-height="1.378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1">
      <style:graphic-properties style:wrap="run-through" style:run-through="foreground" style:writing-mode="lr-tb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3">
      <style:graphic-properties fo:min-width="0.39722in" fo:min-height="0.9145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4">
      <style:graphic-properties fo:min-width="0.65139in" fo:min-height="1.3402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2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text:span text:style-name="T2"><draw:connector draw:type="line" svg:x1="0.42222in" svg:y1="5.875in" svg:x2="1.12361in" svg:y2="5.875in" draw:z-index="251819008" draw:id="id0" draw:style-name="a0" draw:name="AutoShape 21" text:anchor-type="paragraph"><svg:desc/></draw:connector></text:span><text:span text:style-name="T3"><draw:connector draw:type="line" svg:x1="0.53542in" svg:y1="6.36319in" svg:x2="0.91319in" svg:y2="6.36319in" draw:z-index="251803648" draw:id="id1" draw:style-name="a1" draw:name="AutoShape 21" text:anchor-type="paragraph"><svg:desc/></draw:connector></text:span><text:span text:style-name="T4"><draw:connector draw:type="standard" svg:x1="0.24097in" svg:y1="6.54931in" svg:x2="1.58611in" svg:y2="6.55in" draw:z-index="251802624" draw:id="id2" draw:style-name="a2" draw:transform="translate(-0.91354in -6.54965in) rotate(-1.5708) translate(0.91354in 6.54965in)" draw:name="AutoShape 20" text:anchor-type="paragraph"><svg:desc/></draw:connector></text:span><text:span text:style-name="T5"><draw:custom-shape svg:x="-0.49236in" svg:y="5.64861in" svg:width="0.91458in" svg:height="0.39722in" draw:z-index="251817984" draw:id="id3" draw:style-name="a3" draw:name="Oval 18" text:anchor-type="paragraph"><svg:desc/><text:p text:style-name="Normal">Name</text:p><draw:enhanced-geometry draw:type="non-primitive" svg:viewBox="0 0 836291 302264" draw:enhanced-path="M 0 151132 L 0 151132 C 0 67664 187210 0 418145 0 649081 0 836292 67664 836292 151132 836292 151132 836291 151132 836291 151132 L 836292 151133 C 836292 234600 649081 302264 418146 302265 187210 302265 0 234600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6291"/><draw:equation draw:name="f7" draw:formula="?f4 / 302264"/><draw:equation draw:name="f8" draw:formula="418146 * ?f5 / 836291"/><draw:equation draw:name="f9" draw:formula="0 * ?f4 / 302264"/><draw:equation draw:name="f10" draw:formula="836291 * ?f5 / 836291"/><draw:equation draw:name="f11" draw:formula="181609 * ?f4 / 302264"/><draw:equation draw:name="f12" draw:formula="363217 * ?f4 / 302264"/><draw:equation draw:name="f13" draw:formula="0 * ?f5 / 836291"/><draw:equation draw:name="f14" draw:formula="122472 * ?f5 / 836291"/><draw:equation draw:name="f15" draw:formula="53192 * ?f4 / 302264"/><draw:equation draw:name="f16" draw:formula="310024 * ?f4 / 302264"/><draw:equation draw:name="f17" draw:formula="713819 * ?f5 / 836291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6"><draw:custom-shape svg:x="-0.63403in" svg:y="6.20486in" svg:width="1.16944in" svg:height="0.40347in" draw:z-index="251801600" draw:id="id4" draw:style-name="a4" draw:name="Oval 16" text:anchor-type="paragraph"><svg:desc/><text:p text:style-name="Normal">Latitud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84466 * ?f4 / 302264"/><draw:equation draw:name="f12" draw:formula="368932 * ?f4 / 302264"/><draw:equation draw:name="f13" draw:formula="0 * ?f5 / 1069335"/><draw:equation draw:name="f14" draw:formula="156601 * ?f5 / 1069335"/><draw:equation draw:name="f15" draw:formula="54029 * ?f4 / 302264"/><draw:equation draw:name="f16" draw:formula="314903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7"><draw:custom-shape svg:x="-0.69236in" svg:y="6.60833in" svg:width="1.22778in" svg:height="0.43403in" draw:z-index="251800576" draw:id="id5" draw:style-name="a5" draw:name="Oval 15" text:anchor-type="paragraph"><svg:desc/><text:p text:style-name="Normal">Longitud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34 ?f36 ?f35 ?f37" draw:glue-points="?f23 ?f24 ?f25 ?f26 ?f23 ?f27 ?f28 ?f26 ?f29 ?f24 ?f25 ?f26 ?f29 ?f27 ?f28 ?f26 ?f30 ?f31 ?f30 ?f32 ?f33 ?f32 ?f33 ?f31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61341 * ?f5 / 1069335"/><draw:equation draw:name="f9" draw:formula="0 * ?f4 / 302264"/><draw:equation draw:name="f10" draw:formula="1122682 * ?f5 / 1069335"/><draw:equation draw:name="f11" draw:formula="198439 * ?f4 / 302264"/><draw:equation draw:name="f12" draw:formula="396877 * ?f4 / 302264"/><draw:equation draw:name="f13" draw:formula="0 * ?f5 / 1069335"/><draw:equation draw:name="f14" draw:formula="561342 * ?f5 / 1069335"/><draw:equation draw:name="f15" draw:formula="164414 * ?f5 / 1069335"/><draw:equation draw:name="f16" draw:formula="58122 * ?f4 / 302264"/><draw:equation draw:name="f17" draw:formula="338755 * ?f4 / 302264"/><draw:equation draw:name="f18" draw:formula="958268 * ?f5 / 1069335"/><draw:equation draw:name="f19" draw:formula="156601 * ?f5 / 1069335"/><draw:equation draw:name="f20" draw:formula="44266 * ?f4 / 302264"/><draw:equation draw:name="f21" draw:formula="912734 * ?f5 / 1069335"/><draw:equation draw:name="f22" draw:formula="257998 * ?f4 / 302264"/><draw:equation draw:name="f23" draw:formula="?f8 / ?f6"/><draw:equation draw:name="f24" draw:formula="?f9 / ?f7"/><draw:equation draw:name="f25" draw:formula="?f10 / ?f6"/><draw:equation draw:name="f26" draw:formula="?f11 / ?f7"/><draw:equation draw:name="f27" draw:formula="?f12 / ?f7"/><draw:equation draw:name="f28" draw:formula="?f13 / ?f6"/><draw:equation draw:name="f29" draw:formula="?f14 / ?f6"/><draw:equation draw:name="f30" draw:formula="?f15 / ?f6"/><draw:equation draw:name="f31" draw:formula="?f16 / ?f7"/><draw:equation draw:name="f32" draw:formula="?f17 / ?f7"/><draw:equation draw:name="f33" draw:formula="?f18 / ?f6"/><draw:equation draw:name="f34" draw:formula="?f19 / ?f6"/><draw:equation draw:name="f35" draw:formula="?f21 / ?f6"/><draw:equation draw:name="f36" draw:formula="?f20 / ?f7"/><draw:equation draw:name="f37" draw:formula="?f22 / ?f7"/></draw:enhanced-geometry></draw:custom-shape></text:span><text:span text:style-name="T8"><draw:custom-shape svg:x="-0.63403in" svg:y="7.04236in" svg:width="1.16944in" svg:height="0.36944in" draw:z-index="251799552" draw:id="id6" draw:style-name="a6" draw:name="Oval 14" text:anchor-type="paragraph"><svg:desc/><text:p text:style-name="Normal">Ti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68908 * ?f4 / 302264"/><draw:equation draw:name="f12" draw:formula="337815 * ?f4 / 302264"/><draw:equation draw:name="f13" draw:formula="0 * ?f5 / 1069335"/><draw:equation draw:name="f14" draw:formula="156601 * ?f5 / 1069335"/><draw:equation draw:name="f15" draw:formula="49472 * ?f4 / 302264"/><draw:equation draw:name="f16" draw:formula="288343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9"><draw:connector draw:type="line" svg:x1="0.53542in" svg:y1="7.22222in" svg:x2="0.91319in" svg:y2="7.22222in" draw:z-index="251805696" draw:id="id7" draw:style-name="a7" draw:name="AutoShape 21" text:anchor-type="paragraph"><svg:desc/></draw:connector></text:span><text:span text:style-name="T10"><draw:connector draw:type="line" svg:x1="0.51528in" svg:y1="6.79722in" svg:x2="0.91319in" svg:y2="6.79722in" draw:z-index="251804672" draw:id="id8" draw:style-name="a8" draw:name="AutoShape 21" text:anchor-type="paragraph"><svg:desc/></draw:connector></text:span><text:span text:style-name="T11"><draw:frame draw:z-index="251816960" draw:id="id9" draw:style-name="a9" draw:name="Text Box 39" text:anchor-type="paragraph" svg:x="5.34167in" svg:y="6.37153in" svg:width="0.32083in" svg:height="0.30208in" style:rel-width="scale" style:rel-height="scale"><draw:text-box draw:chain-next-name="Text Box 39"><text:p text:style-name="Normal">n</text:p></draw:text-box><svg:desc/></draw:frame></text:span><text:span text:style-name="T12"><draw:frame draw:z-index="251815936" draw:id="id10" draw:style-name="a10" draw:name="Text Box 38" text:anchor-type="paragraph" svg:x="5.33125in" svg:y="5.49097in" svg:width="0.32083in" svg:height="0.30208in" style:rel-width="scale" style:rel-height="scale"><draw:text-box draw:chain-next-name="Text Box 38"><text:p text:style-name="Normal">1</text:p></draw:text-box><svg:desc/></draw:frame></text:span><text:span text:style-name="T13"><draw:custom-shape svg:x="4.91389in" svg:y="5.75in" svg:width="0.95347in" svg:height="0.67014in" draw:z-index="251814912" draw:id="id11" draw:style-name="a11" draw:name="AutoShape 12" text:anchor-type="paragraph"><svg:desc/><text:p text:style-name="Normal">has</text:p><draw:enhanced-geometry draw:type="non-primitive" svg:viewBox="0 0 871852 612776" draw:enhanced-path="M 0 306388 L 435926 0 871852 306388 435926 612776 Z N" draw:text-areas="?f24 ?f26 ?f25 ?f27" draw:glue-points="?f18 ?f19 ?f20 ?f21 ?f18 ?f22 ?f23 ?f21 ?f18 ?f19 ?f20 ?f21 ?f18 ?f22 ?f23 ?f21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14"><draw:frame draw:z-index="251812864" draw:id="id12" draw:style-name="a12" draw:name="Text Box 38" text:anchor-type="paragraph" svg:x="4.29861in" svg:y="5.59028in" svg:width="0.32083in" svg:height="0.30208in" style:rel-width="scale" style:rel-height="scale"><draw:text-box draw:chain-next-name="Text Box 38"><text:p text:style-name="Normal">1</text:p></draw:text-box><svg:desc/></draw:frame></text:span><text:span text:style-name="T15"><draw:frame draw:z-index="251813888" draw:id="id13" draw:style-name="a13" draw:name="Text Box 39" text:anchor-type="paragraph" svg:x="3.36389in" svg:y="5.58681in" svg:width="0.32083in" svg:height="0.30208in" style:rel-width="scale" style:rel-height="scale"><draw:text-box draw:chain-next-name="Text Box 39"><text:p text:style-name="Normal">n</text:p></draw:text-box><svg:desc/></draw:frame></text:span><text:span text:style-name="T16"><draw:custom-shape svg:x="3.5in" svg:y="5.57639in" svg:width="0.95347in" svg:height="0.67014in" draw:z-index="251811840" draw:id="id14" draw:style-name="a14" draw:name="AutoShape 12" text:anchor-type="paragraph"><svg:desc/><text:p text:style-name="Normal">has</text:p><draw:enhanced-geometry draw:type="non-primitive" svg:viewBox="0 0 871852 612776" draw:enhanced-path="M 0 306388 L 435926 0 871852 306388 435926 612776 Z N" draw:text-areas="?f24 ?f26 ?f25 ?f27" draw:glue-points="?f18 ?f19 ?f20 ?f21 ?f18 ?f22 ?f23 ?f21 ?f18 ?f19 ?f20 ?f21 ?f18 ?f22 ?f23 ?f21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17"><draw:connector draw:type="line" svg:x1="5.00972in" svg:y1="5.93403in" svg:x2="2.39722in" svg:y2="5.87708in" draw:z-index="251810816" draw:id="id15" draw:style-name="a16" draw:name="AutoShape 77" text:anchor-type="paragraph"><svg:desc/></draw:connector></text:span><text:span text:style-name="T18"><draw:connector draw:type="line" svg:x1="5.02847in" svg:y1="3.34861in" svg:x2="5.00972in" svg:y2="5.93403in" draw:z-index="251809792" draw:id="id16" draw:style-name="a17" draw:name="AutoShape 76" text:anchor-type="paragraph"><svg:desc/></draw:connector></text:span><text:span text:style-name="T19"><draw:custom-shape svg:x="3.15417in" svg:y="6.88472in" svg:width="1.16944in" svg:height="0.36944in" draw:z-index="251807744" draw:id="id17" draw:style-name="a18" draw:name="Oval 14" text:anchor-type="paragraph"><svg:desc/><text:p text:style-name="Normal">Path na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68908 * ?f4 / 302264"/><draw:equation draw:name="f12" draw:formula="337815 * ?f4 / 302264"/><draw:equation draw:name="f13" draw:formula="0 * ?f5 / 1069335"/><draw:equation draw:name="f14" draw:formula="156601 * ?f5 / 1069335"/><draw:equation draw:name="f15" draw:formula="49472 * ?f4 / 302264"/><draw:equation draw:name="f16" draw:formula="288343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20"><draw:connector draw:type="line" svg:x1="4.32361in" svg:y1="7.06458in" svg:x2="4.70139in" svg:y2="7.06458in" draw:z-index="251808768" draw:id="id18" draw:style-name="a19" draw:name="AutoShape 21" text:anchor-type="paragraph"><svg:desc/></draw:connector></text:span><text:span text:style-name="T21"><draw:connector draw:type="standard" svg:x1="3.69757in" svg:y1="5.03785in" svg:x2="7.27465in" svg:y2="5.21701in" draw:z-index="251796480" draw:id="id19" draw:style-name="a21" draw:transform="translate(-5.48611in -5.12743in) rotate(-1.5708) translate(5.48611in 5.12743in)" draw:name="AutoShape 25" text:anchor-type="paragraph"><svg:desc/></draw:connector></text:span><text:span text:style-name="T22"><draw:custom-shape svg:x="4.72847in" svg:y="6.92569in" svg:width="1.27361in" svg:height="0.34931in" draw:z-index="251797504" draw:id="id20" draw:style-name="a22" draw:name="Rectangle 13" text:anchor-type="paragraph"><svg:desc/><text:p text:style-name="Normal">Picture</text:p><draw:enhanced-geometry draw:type="non-primitive" svg:viewBox="0 0 21600 21600" draw:enhanced-path="M 0 0 L 21600 0 21600 21600 0 21600 Z N"/></draw:custom-shape></text:span><text:span text:style-name="T23"><draw:custom-shape svg:x="1.12361in" svg:y="5.68958in" svg:width="1.27361in" svg:height="0.34931in" draw:z-index="251798528" draw:id="id21" draw:style-name="a23" draw:name="Rectangle 13" text:anchor-type="paragraph"><svg:desc/><text:p text:style-name="Normal">Waypoint</text:p><draw:enhanced-geometry draw:type="non-primitive" svg:viewBox="0 0 21600 21600" draw:enhanced-path="M 0 0 L 21600 0 21600 21600 0 21600 Z N"/></draw:custom-shape></text:span><text:span text:style-name="T24"><draw:frame draw:z-index="251754496" draw:id="id22" draw:style-name="a24" draw:name="Text Box 38" text:anchor-type="paragraph" svg:x="4.09444in" svg:y="3.91597in" svg:width="0.32083in" svg:height="0.30208in" style:rel-width="scale" style:rel-height="scale"><draw:text-box draw:chain-next-name="Text Box 38"><text:p text:style-name="Normal">1</text:p></draw:text-box><svg:desc/></draw:frame></text:span><text:span text:style-name="T25"><draw:frame draw:z-index="251755520" draw:id="id23" draw:style-name="a25" draw:name="Text Box 39" text:anchor-type="paragraph" svg:x="3.49028in" svg:y="4.15069in" svg:width="0.32083in" svg:height="0.30208in" style:rel-width="scale" style:rel-height="scale"><draw:text-box draw:chain-next-name="Text Box 39"><text:p text:style-name="Normal">n</text:p></draw:text-box><svg:desc/></draw:frame></text:span><text:span text:style-name="T26"><draw:connector draw:type="standard" svg:x1="3.91076in" svg:y1="3.53229in" svg:x2="4.70243in" svg:y2="3.9566in" draw:z-index="251752448" draw:id="id24" draw:style-name="a27" draw:transform="translate(-4.3066in -3.74444in) rotate(-1.5708) translate(4.3066in 3.74444in)" draw:name="AutoShape 25" text:anchor-type="paragraph"><svg:desc/></draw:connector></text:span><text:span text:style-name="T27"><draw:connector draw:type="line" svg:x1="0.60069in" svg:y1="4.37639in" svg:x2="1.18889in" svg:y2="4.37639in" draw:z-index="251757568" draw:id="id25" draw:style-name="a28" draw:name="AutoShape 21" text:anchor-type="paragraph"><svg:desc/></draw:connector></text:span><text:span text:style-name="T28"><draw:connector draw:type="line" svg:x1="0.14826in" svg:y1="4.40521in" svg:x2="1.80868in" svg:y2="4.40521in" draw:z-index="251750400" draw:id="id26" draw:style-name="a29" draw:transform="translate(-0.97847in -4.40521in) rotate(-1.5708) translate(0.97847in 4.40521in)" draw:name="AutoShape 20" text:anchor-type="paragraph"><svg:desc/></draw:connector></text:span><text:span text:style-name="T29"><draw:connector draw:type="line" svg:x1="2.4625in" svg:y1="4.45278in" svg:x2="3.62639in" svg:y2="4.45278in" draw:z-index="251753472" draw:id="id27" draw:style-name="a30" draw:name="AutoShape 26" text:anchor-type="paragraph"><svg:desc/></draw:connector></text:span><text:span text:style-name="T30"><draw:custom-shape svg:x="1.18889in" svg:y="4.27222in" svg:width="1.27361in" svg:height="0.34931in" draw:z-index="251744256" draw:id="id28" draw:style-name="a31" draw:name="Rectangle 13" text:anchor-type="paragraph"><svg:desc/><text:p text:style-name="Normal">Location</text:p><draw:enhanced-geometry draw:type="non-primitive" svg:viewBox="0 0 21600 21600" draw:enhanced-path="M 0 0 L 21600 0 21600 21600 0 21600 Z N"/></draw:custom-shape></text:span><text:span text:style-name="T31"><draw:custom-shape svg:x="3.62639in" svg:y="4.14028in" svg:width="0.95347in" svg:height="0.67014in" draw:z-index="251743232" draw:id="id29" draw:style-name="a32" draw:name="AutoShape 12" text:anchor-type="paragraph"><svg:desc/><text:p text:style-name="Normal">has</text:p><draw:enhanced-geometry draw:type="non-primitive" svg:viewBox="0 0 871852 612776" draw:enhanced-path="M 0 306388 L 435926 0 871852 306388 435926 612776 Z N" draw:text-areas="?f24 ?f26 ?f25 ?f27" draw:glue-points="?f18 ?f19 ?f20 ?f21 ?f18 ?f22 ?f23 ?f21 ?f18 ?f19 ?f20 ?f21 ?f18 ?f22 ?f23 ?f21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32"><draw:custom-shape svg:x="-0.74722in" svg:y="3.78264in" svg:width="1.40278in" svg:height="0.43542in" draw:z-index="251748352" draw:id="id30" draw:style-name="a33" draw:name="Oval 17" text:anchor-type="paragraph"><svg:desc/><text:p text:style-name="Normal">Description</text:p><draw:enhanced-geometry draw:type="non-primitive" svg:viewBox="0 0 1172846 302264" draw:enhanced-path="M 0 151132 L 0 151132 C 2 67664 262552 1 586422 1 910295 1 1172846 67665 1172846 151133 1172846 151133 1172845 151133 1172845 151133 L 1172846 151134 C 1172846 234601 910295 302265 586423 302266 262550 302266 0 234601 0 151134 -1 151133 0 151133 0 151133 Z N" draw:text-areas="?f32 ?f34 ?f33 ?f35" draw:glue-points="?f22 ?f23 ?f24 ?f25 ?f22 ?f26 ?f27 ?f25 ?f22 ?f23 ?f24 ?f25 ?f22 ?f26 ?f27 ?f25 ?f28 ?f29 ?f28 ?f30 ?f31 ?f30 ?f31 ?f29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2846"/><draw:equation draw:name="f7" draw:formula="?f4 / 302264"/><draw:equation draw:name="f8" draw:formula="641351 * ?f5 / 1172846"/><draw:equation draw:name="f9" draw:formula="0 * ?f4 / 302264"/><draw:equation draw:name="f10" draw:formula="1282702 * ?f5 / 1172846"/><draw:equation draw:name="f11" draw:formula="199074 * ?f4 / 302264"/><draw:equation draw:name="f12" draw:formula="398148 * ?f4 / 302264"/><draw:equation draw:name="f13" draw:formula="0 * ?f5 / 1172846"/><draw:equation draw:name="f14" draw:formula="187847 * ?f5 / 1172846"/><draw:equation draw:name="f15" draw:formula="58308 * ?f4 / 302264"/><draw:equation draw:name="f16" draw:formula="339840 * ?f4 / 302264"/><draw:equation draw:name="f17" draw:formula="1094855 * ?f5 / 1172846"/><draw:equation draw:name="f18" draw:formula="171759 * ?f5 / 1172846"/><draw:equation draw:name="f19" draw:formula="44266 * ?f4 / 302264"/><draw:equation draw:name="f20" draw:formula="1001087 * ?f5 / 1172846"/><draw:equation draw:name="f21" draw:formula="257998 * ?f4 / 302264"/><draw:equation draw:name="f22" draw:formula="?f8 / ?f6"/><draw:equation draw:name="f23" draw:formula="?f9 / ?f7"/><draw:equation draw:name="f24" draw:formula="?f10 / ?f6"/><draw:equation draw:name="f25" draw:formula="?f11 / ?f7"/><draw:equation draw:name="f26" draw:formula="?f12 / ?f7"/><draw:equation draw:name="f27" draw:formula="?f13 / ?f6"/><draw:equation draw:name="f28" draw:formula="?f14 / ?f6"/><draw:equation draw:name="f29" draw:formula="?f15 / ?f7"/><draw:equation draw:name="f30" draw:formula="?f16 / ?f7"/><draw:equation draw:name="f31" draw:formula="?f17 / ?f6"/><draw:equation draw:name="f32" draw:formula="?f18 / ?f6"/><draw:equation draw:name="f33" draw:formula="?f20 / ?f6"/><draw:equation draw:name="f34" draw:formula="?f19 / ?f7"/><draw:equation draw:name="f35" draw:formula="?f21 / ?f7"/></draw:enhanced-geometry></draw:custom-shape></text:span><text:span text:style-name="T33"><draw:frame draw:z-index="251773952" draw:id="id31" draw:style-name="a34" draw:name="Text Box 37" text:anchor-type="paragraph" svg:x="3.60833in" svg:y="2.84792in" svg:width="0.32083in" svg:height="0.30208in" style:rel-width="scale" style:rel-height="scale"><draw:text-box draw:chain-next-name="Text Box 37"><text:p text:style-name="Normal">n</text:p></draw:text-box><svg:desc/></draw:frame></text:span><text:span text:style-name="T34"><draw:frame draw:z-index="251772928" draw:id="id32" draw:style-name="a35" draw:name="Text Box 36" text:anchor-type="paragraph" svg:x="2.4625in" svg:y="2.89514in" svg:width="0.32083in" svg:height="0.30208in" style:rel-width="scale" style:rel-height="scale"><draw:text-box draw:chain-next-name="Text Box 36"><text:p text:style-name="Normal">1</text:p></draw:text-box><svg:desc/></draw:frame></text:span><text:span text:style-name="T35"><draw:custom-shape svg:x="-0.95278in" svg:y="1.88611in" svg:width="1.42986in" svg:height="0.4in" draw:z-index="251789312" draw:id="id33" draw:style-name="a36" draw:name="Oval 3" text:anchor-type="paragraph"><svg:desc/><text:p text:style-name="P36">User na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32 ?f34 ?f33 ?f35" draw:glue-points="?f22 ?f23 ?f24 ?f25 ?f22 ?f26 ?f27 ?f25 ?f22 ?f23 ?f24 ?f25 ?f22 ?f26 ?f27 ?f25 ?f28 ?f29 ?f28 ?f30 ?f31 ?f30 ?f31 ?f29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653732 * ?f5 / 1069335"/><draw:equation draw:name="f9" draw:formula="0 * ?f4 / 302264"/><draw:equation draw:name="f10" draw:formula="1307463 * ?f5 / 1069335"/><draw:equation draw:name="f11" draw:formula="182880 * ?f4 / 302264"/><draw:equation draw:name="f12" draw:formula="365760 * ?f4 / 302264"/><draw:equation draw:name="f13" draw:formula="0 * ?f5 / 1069335"/><draw:equation draw:name="f14" draw:formula="191474 * ?f5 / 1069335"/><draw:equation draw:name="f15" draw:formula="53565 * ?f4 / 302264"/><draw:equation draw:name="f16" draw:formula="312195 * ?f4 / 302264"/><draw:equation draw:name="f17" draw:formula="1115989 * ?f5 / 1069335"/><draw:equation draw:name="f18" draw:formula="156601 * ?f5 / 1069335"/><draw:equation draw:name="f19" draw:formula="44266 * ?f4 / 302264"/><draw:equation draw:name="f20" draw:formula="912734 * ?f5 / 1069335"/><draw:equation draw:name="f21" draw:formula="257998 * ?f4 / 302264"/><draw:equation draw:name="f22" draw:formula="?f8 / ?f6"/><draw:equation draw:name="f23" draw:formula="?f9 / ?f7"/><draw:equation draw:name="f24" draw:formula="?f10 / ?f6"/><draw:equation draw:name="f25" draw:formula="?f11 / ?f7"/><draw:equation draw:name="f26" draw:formula="?f12 / ?f7"/><draw:equation draw:name="f27" draw:formula="?f13 / ?f6"/><draw:equation draw:name="f28" draw:formula="?f14 / ?f6"/><draw:equation draw:name="f29" draw:formula="?f15 / ?f7"/><draw:equation draw:name="f30" draw:formula="?f16 / ?f7"/><draw:equation draw:name="f31" draw:formula="?f17 / ?f6"/><draw:equation draw:name="f32" draw:formula="?f18 / ?f6"/><draw:equation draw:name="f33" draw:formula="?f20 / ?f6"/><draw:equation draw:name="f34" draw:formula="?f19 / ?f7"/><draw:equation draw:name="f35" draw:formula="?f21 / ?f7"/></draw:enhanced-geometry></draw:custom-shape></text:span><text:span text:style-name="T37"><draw:custom-shape svg:x="2.4625in" svg:y="2.93264in" svg:width="1.57986in" svg:height="0.5375in" draw:z-index="251795456" draw:id="id34" draw:style-name="a37" draw:name="AutoShape 6" text:anchor-type="paragraph"><svg:desc/><text:p text:style-name="Normal">Contains</text:p><draw:enhanced-geometry draw:type="non-primitive" svg:viewBox="0 0 1328422 422910" draw:enhanced-path="M 0 211455 L 664211 0 1328422 211455 664211 422910 Z N" draw:text-areas="?f24 ?f26 ?f25 ?f27" draw:glue-points="?f18 ?f19 ?f20 ?f21 ?f18 ?f22 ?f23 ?f21 ?f18 ?f19 ?f20 ?f21 ?f18 ?f22 ?f23 ?f21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8422"/><draw:equation draw:name="f7" draw:formula="?f4 / 422910"/><draw:equation draw:name="f8" draw:formula="722312 * ?f5 / 1328422"/><draw:equation draw:name="f9" draw:formula="0 * ?f4 / 422910"/><draw:equation draw:name="f10" draw:formula="1444623 * ?f5 / 1328422"/><draw:equation draw:name="f11" draw:formula="245745 * ?f4 / 422910"/><draw:equation draw:name="f12" draw:formula="491490 * ?f4 / 422910"/><draw:equation draw:name="f13" draw:formula="0 * ?f5 / 1328422"/><draw:equation draw:name="f14" draw:formula="332106 * ?f5 / 1328422"/><draw:equation draw:name="f15" draw:formula="105728 * ?f4 / 422910"/><draw:equation draw:name="f16" draw:formula="996316 * ?f5 / 1328422"/><draw:equation draw:name="f17" draw:formula="317182 * ?f4 / 42291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38"><draw:custom-shape svg:x="-0.62708in" svg:y="4.62153in" svg:width="1.22778in" svg:height="0.43403in" draw:z-index="251746304" draw:id="id35" draw:style-name="a38" draw:name="Oval 15" text:anchor-type="paragraph"><svg:desc/><text:p text:style-name="Normal">Longitud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34 ?f36 ?f35 ?f37" draw:glue-points="?f23 ?f24 ?f25 ?f26 ?f23 ?f27 ?f28 ?f26 ?f29 ?f24 ?f25 ?f26 ?f29 ?f27 ?f28 ?f26 ?f30 ?f31 ?f30 ?f32 ?f33 ?f32 ?f33 ?f31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61341 * ?f5 / 1069335"/><draw:equation draw:name="f9" draw:formula="0 * ?f4 / 302264"/><draw:equation draw:name="f10" draw:formula="1122682 * ?f5 / 1069335"/><draw:equation draw:name="f11" draw:formula="198439 * ?f4 / 302264"/><draw:equation draw:name="f12" draw:formula="396877 * ?f4 / 302264"/><draw:equation draw:name="f13" draw:formula="0 * ?f5 / 1069335"/><draw:equation draw:name="f14" draw:formula="561342 * ?f5 / 1069335"/><draw:equation draw:name="f15" draw:formula="164414 * ?f5 / 1069335"/><draw:equation draw:name="f16" draw:formula="58122 * ?f4 / 302264"/><draw:equation draw:name="f17" draw:formula="338755 * ?f4 / 302264"/><draw:equation draw:name="f18" draw:formula="958268 * ?f5 / 1069335"/><draw:equation draw:name="f19" draw:formula="156601 * ?f5 / 1069335"/><draw:equation draw:name="f20" draw:formula="44266 * ?f4 / 302264"/><draw:equation draw:name="f21" draw:formula="912734 * ?f5 / 1069335"/><draw:equation draw:name="f22" draw:formula="257998 * ?f4 / 302264"/><draw:equation draw:name="f23" draw:formula="?f8 / ?f6"/><draw:equation draw:name="f24" draw:formula="?f9 / ?f7"/><draw:equation draw:name="f25" draw:formula="?f10 / ?f6"/><draw:equation draw:name="f26" draw:formula="?f11 / ?f7"/><draw:equation draw:name="f27" draw:formula="?f12 / ?f7"/><draw:equation draw:name="f28" draw:formula="?f13 / ?f6"/><draw:equation draw:name="f29" draw:formula="?f14 / ?f6"/><draw:equation draw:name="f30" draw:formula="?f15 / ?f6"/><draw:equation draw:name="f31" draw:formula="?f16 / ?f7"/><draw:equation draw:name="f32" draw:formula="?f17 / ?f7"/><draw:equation draw:name="f33" draw:formula="?f18 / ?f6"/><draw:equation draw:name="f34" draw:formula="?f19 / ?f6"/><draw:equation draw:name="f35" draw:formula="?f21 / ?f6"/><draw:equation draw:name="f36" draw:formula="?f20 / ?f7"/><draw:equation draw:name="f37" draw:formula="?f22 / ?f7"/></draw:enhanced-geometry></draw:custom-shape></text:span><text:span text:style-name="T39"><draw:custom-shape svg:x="5.88194in" svg:y="2.21667in" svg:width="1.16944in" svg:height="0.43472in" draw:z-index="251736064" draw:id="id36" draw:style-name="a39" draw:name="Oval 11" text:anchor-type="paragraph"><svg:desc/><text:p text:style-name="Normal">Imag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98754 * ?f4 / 302264"/><draw:equation draw:name="f12" draw:formula="397507 * ?f4 / 302264"/><draw:equation draw:name="f13" draw:formula="0 * ?f5 / 1069335"/><draw:equation draw:name="f14" draw:formula="156601 * ?f5 / 1069335"/><draw:equation draw:name="f15" draw:formula="58214 * ?f4 / 302264"/><draw:equation draw:name="f16" draw:formula="339293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0"><draw:custom-shape svg:x="5.83472in" svg:y="0.39583in" svg:width="1.16944in" svg:height="0.44236in" draw:z-index="251732992" draw:id="id37" draw:style-name="a40" draw:name="Oval 8" text:anchor-type="paragraph"><svg:desc/><text:p text:style-name="Normal">Na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202247 * ?f4 / 302264"/><draw:equation draw:name="f12" draw:formula="404493 * ?f4 / 302264"/><draw:equation draw:name="f13" draw:formula="0 * ?f5 / 1069335"/><draw:equation draw:name="f14" draw:formula="156601 * ?f5 / 1069335"/><draw:equation draw:name="f15" draw:formula="59237 * ?f4 / 302264"/><draw:equation draw:name="f16" draw:formula="345256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1"><draw:custom-shape svg:x="-0.56875in" svg:y="5.05556in" svg:width="1.16944in" svg:height="0.36944in" draw:z-index="251745280" draw:id="id38" draw:style-name="a41" draw:name="Oval 14" text:anchor-type="paragraph"><svg:desc/><text:p text:style-name="Normal">Ti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68908 * ?f4 / 302264"/><draw:equation draw:name="f12" draw:formula="337815 * ?f4 / 302264"/><draw:equation draw:name="f13" draw:formula="0 * ?f5 / 1069335"/><draw:equation draw:name="f14" draw:formula="156601 * ?f5 / 1069335"/><draw:equation draw:name="f15" draw:formula="49472 * ?f4 / 302264"/><draw:equation draw:name="f16" draw:formula="288343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2"><draw:custom-shape svg:x="-0.56875in" svg:y="4.21806in" svg:width="1.16944in" svg:height="0.40347in" draw:z-index="251747328" draw:id="id39" draw:style-name="a42" draw:name="Oval 16" text:anchor-type="paragraph"><svg:desc/><text:p text:style-name="Normal">Latitud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84466 * ?f4 / 302264"/><draw:equation draw:name="f12" draw:formula="368932 * ?f4 / 302264"/><draw:equation draw:name="f13" draw:formula="0 * ?f5 / 1069335"/><draw:equation draw:name="f14" draw:formula="156601 * ?f5 / 1069335"/><draw:equation draw:name="f15" draw:formula="54029 * ?f4 / 302264"/><draw:equation draw:name="f16" draw:formula="314903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3"><draw:custom-shape svg:x="-0.37222in" svg:y="3.34861in" svg:width="0.91458in" svg:height="0.39722in" draw:z-index="251749376" draw:id="id40" draw:style-name="a43" draw:name="Oval 18" text:anchor-type="paragraph"><svg:desc/><text:p text:style-name="Normal">Name</text:p><draw:enhanced-geometry draw:type="non-primitive" svg:viewBox="0 0 836291 302264" draw:enhanced-path="M 0 151132 L 0 151132 C 0 67664 187210 0 418145 0 649081 0 836292 67664 836292 151132 836292 151132 836291 151132 836291 151132 L 836292 151133 C 836292 234600 649081 302264 418146 302265 187210 302265 0 234600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6291"/><draw:equation draw:name="f7" draw:formula="?f4 / 302264"/><draw:equation draw:name="f8" draw:formula="418146 * ?f5 / 836291"/><draw:equation draw:name="f9" draw:formula="0 * ?f4 / 302264"/><draw:equation draw:name="f10" draw:formula="836291 * ?f5 / 836291"/><draw:equation draw:name="f11" draw:formula="181609 * ?f4 / 302264"/><draw:equation draw:name="f12" draw:formula="363217 * ?f4 / 302264"/><draw:equation draw:name="f13" draw:formula="0 * ?f5 / 836291"/><draw:equation draw:name="f14" draw:formula="122472 * ?f5 / 836291"/><draw:equation draw:name="f15" draw:formula="53192 * ?f4 / 302264"/><draw:equation draw:name="f16" draw:formula="310024 * ?f4 / 302264"/><draw:equation draw:name="f17" draw:formula="713819 * ?f5 / 836291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4"><draw:custom-shape svg:x="-0.69236in" svg:y="2.30486in" svg:width="1.16944in" svg:height="0.44931in" draw:z-index="251790336" draw:id="id41" draw:style-name="a44" draw:name="Oval 4" text:anchor-type="paragraph"><svg:desc/><text:p text:style-name="Normal">password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205425 * ?f4 / 302264"/><draw:equation draw:name="f12" draw:formula="410849 * ?f4 / 302264"/><draw:equation draw:name="f13" draw:formula="0 * ?f5 / 1069335"/><draw:equation draw:name="f14" draw:formula="156601 * ?f5 / 1069335"/><draw:equation draw:name="f15" draw:formula="60168 * ?f4 / 302264"/><draw:equation draw:name="f16" draw:formula="350681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5"><draw:custom-shape svg:x="-0.69236in" svg:y="1.48958in" svg:width="1.16944in" svg:height="0.39653in" draw:z-index="251788288" draw:id="id42" draw:style-name="a45" draw:name="Oval 2" text:anchor-type="paragraph"><svg:desc/><text:p text:style-name="P46">UID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81294 * ?f4 / 302264"/><draw:equation draw:name="f12" draw:formula="362587 * ?f4 / 302264"/><draw:equation draw:name="f13" draw:formula="0 * ?f5 / 1069335"/><draw:equation draw:name="f14" draw:formula="156601 * ?f5 / 1069335"/><draw:equation draw:name="f15" draw:formula="53100 * ?f4 / 302264"/><draw:equation draw:name="f16" draw:formula="309487 * ?f4 / 302264"/><draw:equation draw:name="f17" draw:formula="912734 * ?f5 / 1069335"/><draw:equation draw:name="f18" draw:formula="44266 * ?f4 / 302264"/><draw:equation draw:name="f19" draw:formula="257998 * ?f4 / 302264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47"><draw:connector draw:type="line" svg:x1="0.47708in" svg:y1="2.62222in" svg:x2="0.77917in" svg:y2="2.62222in" draw:z-index="251794432" draw:id="id43" draw:style-name="a46" draw:name="AutoShape 31" text:anchor-type="paragraph"><svg:desc/></draw:connector></text:span><text:span text:style-name="T48"><draw:connector draw:type="line" svg:x1="0.47708in" svg:y1="2.12222in" svg:x2="0.77917in" svg:y2="2.12222in" draw:z-index="251793408" draw:id="id44" draw:style-name="a47" draw:name="AutoShape 30" text:anchor-type="paragraph"><svg:desc/></draw:connector></text:span><text:span text:style-name="T49"><draw:connector draw:type="line" svg:x1="0.77917in" svg:y1="1.68819in" svg:x2="0.47708in" svg:y2="1.68819in" draw:z-index="251792384" draw:id="id45" draw:style-name="a48" draw:name="AutoShape 29" text:anchor-type="paragraph"><svg:desc/></draw:connector></text:span><text:span text:style-name="T50"><draw:custom-shape svg:x="0.65556in" svg:y="2.95208in" svg:width="1.27361in" svg:height="0.34931in" draw:z-index="251791360" draw:id="id46" draw:style-name="a49" draw:name="Rectangle 5" text:anchor-type="paragraph"><svg:desc/><text:p text:style-name="Normal">MySQL</text:p><draw:enhanced-geometry draw:type="non-primitive" svg:viewBox="0 0 21600 21600" draw:enhanced-path="M 0 0 L 21600 0 21600 21600 0 21600 Z N"/></draw:custom-shape></text:span><text:span text:style-name="T51"><draw:connector draw:type="line" svg:x1="4.04236in" svg:y1="3.19722in" svg:x2="4.45764in" svg:y2="3.19722in" draw:z-index="251771904" draw:id="id47" draw:style-name="a50" draw:name="AutoShape 27" text:anchor-type="paragraph"><svg:desc/></draw:connector></text:span><text:span text:style-name="T52"><draw:connector draw:type="standard" svg:x1="1.92917in" svg:y1="3.15in" svg:x2="2.58958in" svg:y2="3.19722in" draw:z-index="251770880" draw:id="id48" draw:style-name="a52" draw:name="AutoShape 19" text:anchor-type="paragraph"><svg:desc/></draw:connector></text:span><text:span text:style-name="T53"><draw:connector draw:type="line" svg:x1="0.77917in" svg:y1="2.95208in" svg:x2="0.77917in" svg:y2="1.68819in" draw:z-index="251760640" draw:id="id49" draw:style-name="a53" draw:name="AutoShape 28" text:anchor-type="paragraph"><svg:desc/></draw:connector></text:span><text:span text:style-name="T54"><draw:connector draw:type="line" svg:x1="0.60069in" svg:y1="5.23542in" svg:x2="0.97847in" svg:y2="5.23542in" draw:z-index="251759616" draw:id="id50" draw:style-name="a54" draw:name="AutoShape 21" text:anchor-type="paragraph"><svg:desc/></draw:connector></text:span><text:span text:style-name="T55"><draw:connector draw:type="line" svg:x1="0.58056in" svg:y1="4.81042in" svg:x2="1.01667in" svg:y2="4.81042in" draw:z-index="251758592" draw:id="id51" draw:style-name="a55" draw:name="AutoShape 21" text:anchor-type="paragraph"><svg:desc/></draw:connector></text:span><text:span text:style-name="T56"><draw:connector draw:type="line" svg:x1="0.65556in" svg:y1="3.93333in" svg:x2="0.97847in" svg:y2="3.93333in" draw:z-index="251756544" draw:id="id52" draw:style-name="a56" draw:name="AutoShape 21" text:anchor-type="paragraph"><svg:desc/></draw:connector></text:span><text:span text:style-name="T57"><draw:connector draw:type="line" svg:x1="0.54236in" svg:y1="3.575in" svg:x2="0.97847in" svg:y2="3.575in" draw:z-index="251751424" draw:id="id53" draw:style-name="a57" draw:name="AutoShape 21" text:anchor-type="paragraph"><svg:desc/></draw:connector></text:span><text:span text:style-name="T58"><draw:connector draw:type="line" svg:x1="5.45764in" svg:y1="2.47083in" svg:x2="5.88194in" svg:y2="2.47083in" draw:z-index="251741184" draw:id="id54" draw:style-name="a58" draw:name="AutoShape 35" text:anchor-type="paragraph"><svg:desc/></draw:connector></text:span><text:span text:style-name="T59"><draw:connector draw:type="line" svg:x1="5.45764in" svg:y1="1.82917in" svg:x2="5.73125in" svg:y2="1.82917in" draw:z-index="251740160" draw:id="id55" draw:style-name="a59" draw:name="AutoShape 35" text:anchor-type="paragraph"><svg:desc/></draw:connector></text:span><text:span text:style-name="T60"><draw:connector draw:type="line" svg:x1="5.45764in" svg:y1="1.14028in" svg:x2="5.73125in" svg:y2="1.14028in" draw:z-index="251739136" draw:id="id56" draw:style-name="a60" draw:name="AutoShape 35" text:anchor-type="paragraph"><svg:desc/></draw:connector></text:span><text:span text:style-name="T61"><draw:connector draw:type="line" svg:x1="5.45764in" svg:y1="0.55556in" svg:x2="5.83472in" svg:y2="0.55556in" draw:z-index="251738112" draw:id="id57" draw:style-name="a61" draw:name="AutoShape 35" text:anchor-type="paragraph"><svg:desc/></draw:connector></text:span><text:span text:style-name="T62"><draw:connector draw:type="standard" svg:x1="5.45764in" svg:y1="0.55556in" svg:x2="5.45833in" svg:y2="2.99931in" draw:z-index="251737088" draw:id="id58" draw:style-name="a62" draw:name="AutoShape 34" text:anchor-type="paragraph"><svg:desc/></draw:connector></text:span><text:span text:style-name="T63"><draw:custom-shape svg:x="5.73125in" svg:y="1.55556in" svg:width="1.37847in" svg:height="0.63194in" draw:z-index="251735040" draw:id="id59" draw:style-name="a63" draw:name="Oval 10" text:anchor-type="paragraph"><svg:desc/><text:p text:style-name="Normal">Long description</text:p><draw:enhanced-geometry draw:type="non-primitive" svg:viewBox="0 0 1260472 577845" draw:enhanced-path="M 0 288923 L 0 288923 C 1 129355 282167 0 630236 1 630236 1 630236 1 630236 1 978306 1 1260473 129356 1260473 288924 1260473 288924 1260472 288924 1260472 288924 L 1260473 288925 C 1260473 448492 978306 577847 630237 577848 282167 577848 1 448492 1 288925 0 288924 1 288924 1 288924 Z N" draw:text-areas="?f24 ?f25 ?f27 ?f26" draw:glue-points="?f18 ?f19 ?f20 ?f21 ?f18 ?f22 ?f23 ?f21 ?f18 ?f19 ?f20 ?f21 ?f18 ?f22 ?f23 ?f21 ?f24 ?f25 ?f24 ?f26 ?f27 ?f26 ?f27 ?f25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0472"/><draw:equation draw:name="f7" draw:formula="?f4 / 577845"/><draw:equation draw:name="f8" draw:formula="630236 * ?f5 / 1260472"/><draw:equation draw:name="f9" draw:formula="0 * ?f4 / 577845"/><draw:equation draw:name="f10" draw:formula="1260472 * ?f5 / 1260472"/><draw:equation draw:name="f11" draw:formula="288923 * ?f4 / 577845"/><draw:equation draw:name="f12" draw:formula="577845 * ?f4 / 577845"/><draw:equation draw:name="f13" draw:formula="0 * ?f5 / 1260472"/><draw:equation draw:name="f14" draw:formula="184592 * ?f5 / 1260472"/><draw:equation draw:name="f15" draw:formula="84623 * ?f4 / 577845"/><draw:equation draw:name="f16" draw:formula="493222 * ?f4 / 577845"/><draw:equation draw:name="f17" draw:formula="1075880 * ?f5 / 1260472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64"><draw:custom-shape svg:x="5.73125in" svg:y="0.83819in" svg:width="1.34028in" svg:height="0.65139in" draw:z-index="251734016" draw:id="id60" draw:style-name="a64" draw:name="Oval 9" text:anchor-type="paragraph"><svg:desc/><text:p text:style-name="Normal">Short Description</text:p><draw:enhanced-geometry draw:type="non-primitive" svg:viewBox="0 0 1225552 673098" draw:enhanced-path="M 0 336549 L 0 336549 C 1 150678 274349 0 612776 1 612776 1 612776 1 612776 1 951203 1 1225553 150679 1225553 336550 1225553 336550 1225552 336550 1225552 336550 L 1225553 336551 C 1225553 522421 951203 673099 612777 673100 274350 673100 1 522421 1 336551 0 336550 1 336550 1 336550 Z N" draw:text-areas="?f26 ?f30 ?f29 ?f31" draw:glue-points="?f20 ?f21 ?f22 ?f23 ?f20 ?f24 ?f25 ?f23 ?f20 ?f21 ?f22 ?f23 ?f20 ?f24 ?f25 ?f23 ?f26 ?f27 ?f26 ?f28 ?f29 ?f28 ?f29 ?f27" draw:glue-point-leaving-directions="-360.0001, -90, -180, -270, 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25552"/><draw:equation draw:name="f7" draw:formula="?f4 / 673098"/><draw:equation draw:name="f8" draw:formula="612776 * ?f5 / 1225552"/><draw:equation draw:name="f9" draw:formula="0 * ?f4 / 673098"/><draw:equation draw:name="f10" draw:formula="1225552 * ?f5 / 1225552"/><draw:equation draw:name="f11" draw:formula="297816 * ?f4 / 673098"/><draw:equation draw:name="f12" draw:formula="595631 * ?f4 / 673098"/><draw:equation draw:name="f13" draw:formula="0 * ?f5 / 1225552"/><draw:equation draw:name="f14" draw:formula="179478 * ?f5 / 1225552"/><draw:equation draw:name="f15" draw:formula="87228 * ?f4 / 673098"/><draw:equation draw:name="f16" draw:formula="508403 * ?f4 / 673098"/><draw:equation draw:name="f17" draw:formula="1046074 * ?f5 / 1225552"/><draw:equation draw:name="f18" draw:formula="98573 * ?f4 / 673098"/><draw:equation draw:name="f19" draw:formula="574525 * ?f4 / 673098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7"/><draw:equation draw:name="f29" draw:formula="?f17 / ?f6"/><draw:equation draw:name="f30" draw:formula="?f18 / ?f7"/><draw:equation draw:name="f31" draw:formula="?f19 / ?f7"/></draw:enhanced-geometry></draw:custom-shape></text:span><text:span text:style-name="T65"><draw:custom-shape svg:x="4.45764in" svg:y="2.99931in" svg:width="1.27361in" svg:height="0.34931in" draw:z-index="251731968" draw:id="id61" draw:style-name="a65" draw:name="Rectangle 7" text:anchor-type="paragraph"><svg:desc/><text:p text:style-name="Normal">Tour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5" svg:viewBox="0 0 20 30" svg:d="m10 0-10 30h20z"/>
    <draw:marker draw:name="a20" svg:viewBox="0 0 20 30" svg:d="m10 0-10 30h20z"/>
    <draw:marker draw:name="a51" svg:viewBox="0 0 20 30" svg:d="m10 0-10 30h20z"/>
    <draw:marker draw:name="a26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y</meta:initial-creator>
    <dc:creator>Andy</dc:creator>
    <meta:creation-date>2013-12-02T20:04:00Z</meta:creation-date>
    <dc:date>2013-12-02T20:10:00Z</dc:date>
    <meta:template xlink:href="Normal" xlink:type="simple"/>
    <meta:editing-cycles>3</meta:editing-cycles>
    <meta:editing-duration>PT480S</meta:editing-duration>
    <meta:document-statistic meta:page-count="1" meta:paragraph-count="1" meta:word-count="9" meta:character-count="62" meta:row-count="1" meta:non-whitespace-character-count="54"/>
  </office:meta>
</office:document-meta>
</file>